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889" officeooo:paragraph-rsid="001928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shboard 1 Tableau Public Link: <text:a xlink:type="simple" xlink:href="https://public.tableau.com/views/StockWiseInventoryManagementandDemandPredictionDashboard/Sheet10?:language=en-US&amp;:sid=&amp;:redirect=auth&amp;:display_count=n&amp;:origin=viz_share_link" text:style-name="Internet_20_link" text:visited-style-name="Visited_20_Internet_20_Link">https://public.tableau.com/views/StockWiseInventoryManagementandDemandPredictionDashboard/Sheet10?:language=en-US&amp;:sid=&amp;:redirect=auth&amp;:display_count=n&amp;:origin=viz_share_link</text:a></text:p>
      <text:p text:style-name="P1"/>
      <text:p text:style-name="P1">Dashboard 2 Tableau Public Link: <text:s/>https://public.tableau.com/views/StockWiseInventoryManagementandDemandPredictionDashboard2/Dashboard2?:language=en-US&amp;:sid=&amp;:redirect=auth&amp;:display_count=n&amp;:origin=viz_share_lin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9:27:39.037000000</meta:creation-date>
    <dc:date>2024-09-02T19:31:31.182000000</dc:date>
    <meta:editing-duration>PT1M31S</meta:editing-duration>
    <meta:editing-cycles>1</meta:editing-cycles>
    <meta:document-statistic meta:table-count="0" meta:image-count="0" meta:object-count="0" meta:page-count="1" meta:paragraph-count="2" meta:word-count="12" meta:character-count="419" meta:non-whitespace-character-count="408"/>
    <meta:generator>LibreOffice/7.5.5.2$Windows_X86_64 LibreOffice_project/ca8fe7424262805f223b9a2334bc7181abbcbf5e</meta:generator>
  </office:meta>
</office:document-meta>
</file>